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6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7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8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</style:style>
    <style:style style:name="P25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3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7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4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</text:span><text:span text:style-name="T1">ir</text:span><text:span text:style-name="T1">t</text:span><text:span text:style-name="T1">u</text:span><text:span text:style-name="T1">a</text:span><text:span text:style-name="T1">l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 </text:span><text:span text:style-name="T1">&amp;</text:span><text:span text:style-name="T1"> </text:span><text:span text:style-name="T1">P</text:span><text:span text:style-name="T1">o</text:span><text:span text:style-name="T1">l</text:span><text:span text:style-name="T1">y</text:span><text:span text:style-name="T1">m</text:span><text:span text:style-name="T1">o</text:span><text:span text:style-name="T1">r</text:span><text:span text:style-name="T1">p</text:span><text:span text:style-name="T1">h</text:span><text:span text:style-name="T1">i</text:span><text:span text:style-name="T1">s</text:span><text:span text:style-name="T1">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 </text:span><text:span text:style-name="T4">(</text:span><text:span text:style-name="T4">r</text:span><text:span text:style-name="T4">e</text:span><text:span text:style-name="T4">v</text:span><text:span text:style-name="T4">i</text:span><text:span text:style-name="T4">s</text:span><text:span text:style-name="T4">it</text:span><text:span text:style-name="T4">e</text:span><text:span text:style-name="T4">d</text:span><text:span text:style-name="T4">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and then </text:span><text:span text:style-name="T14">sliced</text:span><text:span text:style-name="T13"> to fit inside the 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5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5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</text:span><text:span text:style-name="T4">h</text:span><text:span text:style-name="T4">y</text:span><text:span text:style-name="T4">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6"/></text:p>
            <text:p text:style-name="P13"><text:span text:style-name="T16">When we write:</text:span></text:p>
            <text:p text:style-name="P14"><text:span text:style-name="T17">Circle circle; </text:span><text:span text:style-name="T17"><text:line-break/></text:span><text:span text:style-name="T17">circle.draw(); </text:span></text:p>
            <text:p text:style-name="P14"><text:span text:style-name="T16">The compiler calls </text:span><text:span text:style-name="T18">Circle::draw()</text:span></text:p>
            <text:p text:style-name="P13"><text:span text:style-name="T19"/></text:p>
            <text:p text:style-name="P13"><text:span text:style-name="T19">When we write:</text:span></text:p>
            <text:p text:style-name="P14"><text:span text:style-name="T20">Shape* p = </text:span><text:span text:style-name="T21">new</text:span><text:span text:style-name="T20"> Circle(); </text:span><text:span text:style-name="T20"><text:line-break/></text:span><text:span text:style-name="T20">p-&gt;draw(); </text:span><text:span text:style-name="T20"><text:line-break/></text:span><text:span text:style-name="T19">The compiler calls </text:span><text:span text:style-name="T20">Shape::draw() </text:span><text:span text:style-name="T20"><text:line-break/></text:span><text:span text:style-name="T19">Why? </text:span><text:span text:style-name="T18">*p</text:span><text:span text:style-name="T19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2">class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();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: </text:span><text:span text:style-name="T23"><text:line-break/></text:span><text:span text:style-name="T22">public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4">Derived obj; </text:span><text:span text:style-name="T24"><text:line-break/></text:span><text:span text:style-name="T24">obj.foo();</text:span><text:span text:style-name="T24"><text:line-break/></text:span><text:span text:style-name="T16">Calls </text:span><text:span text:style-name="T18">Base::foo()</text:span></text:p>
            <text:p text:style-name="P13"><text:span text:style-name="T19">Derived does not implement this method</text:span></text:p>
            <text:p text:style-name="P13"><text:span text:style-name="T19"/></text:p>
            <text:p text:style-name="P13"><text:span text:style-name="T25">obj.bar();</text:span></text:p>
            <text:p text:style-name="P13"><text:span text:style-name="T19">Calls</text:span><text:span text:style-name="T18"> Derived::bar()</text:span></text:p>
            <text:p text:style-name="P13"><text:span text:style-name="T19">Two implementations, the more specific is used</text:span></text:p>
            <text:p text:style-name="P13"><text:span text:style-name="T19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 </text:span><text:span text:style-name="T4">&amp;</text:span><text:span text:style-name="T4"> </text:span><text:span text:style-name="T4">O</text:span><text:span text:style-name="T4">v</text:span><text:span text:style-name="T4">e</text:span><text:span text:style-name="T4">rl</text:span><text:span text:style-name="T4">o</text:span><text:span text:style-name="T4">a</text:span><text:span text:style-name="T4">d</text:span><text:span text:style-name="T4">i</text:span><text:span text:style-name="T4">n</text:span><text:span text:style-name="T4">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6"><text:span text:style-name="T27">The inherited class uses methods of the base class</text:span></text:p>
                  </text:list-item>
                </text:list>
              </text:list-item>
            </text:list>
            <text:p text:style-name="P17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6"><text:span text:style-name="T27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text:span text:style-name="T4"><text:line-break/></text:span><text:span text:style-name="T4">(</text:span><text:span text:style-name="T4">a</text:span><text:span text:style-name="T4">k</text:span><text:span text:style-name="T4">a </text:span><text:span text:style-name="T4">e</text:span><text:span text:style-name="T4">a</text:span><text:span text:style-name="T4">rl</text:span><text:span text:style-name="T4">y</text:span><text:span text:style-name="T4">/</text:span><text:span text:style-name="T4">s</text:span><text:span text:style-name="T4">t</text:span><text:span text:style-name="T4">a</text:span><text:span text:style-name="T4">ti</text:span><text:span text:style-name="T4">c </text:span><text:span text:style-name="T4">b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4">/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text:span text:style-name="T4">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 </text:span><text:span text:style-name="T4">i</text:span><text:span text:style-name="T4">n </text:span><text:span text:style-name="T4">o</text:span><text:span text:style-name="T4">u</text:span><text:span text:style-name="T4">r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4"><text:span text:style-name="T29"><text:line-break/></text:span><text:span text:style-name="T29">circle-&gt;draw(); <text:s text:c="5"/></text:span><text:span text:style-name="T32">// Calls Circle::Draw() </text:span><text:span text:style-name="T32"><text:line-break/></text:span><text:span text:style-name="T29">square-&gt;draw(); <text:s text:c="5"/></text:span><text:span text:style-name="T32">// 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</text:span><text:span text:style-name="T4">n</text:span><text:span text:style-name="T4">d</text:span><text:span text:style-name="T4">e</text:span><text:span text:style-name="T4">r</text:span><text:span text:style-name="T4">n</text:span><text:span text:style-name="T4">e</text:span><text:span text:style-name="T4">a</text:span><text:span text:style-name="T4">t</text:span><text:span text:style-name="T4">h </text:span><text:span text:style-name="T4">t</text:span><text:span text:style-name="T4">h</text:span><text:span text:style-name="T4">e </text:span><text:span text:style-name="T4">H</text:span><text:span text:style-name="T4">o</text:span><text:span text:style-name="T4">o</text:span><text:span text:style-name="T4">d</text:span><text:span text:style-name="T4">: </text:span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x; </text:span><text:span text:style-name="T23"><text:line-break/></text:span><text:span text:style-name="T23">   </text:span><text:span text:style-name="T22">int</text:span><text:span text:style-name="T23"> _a; </text:span><text:span text:style-name="T23"><text:line-break/></text:span><text:span text:style-name="T23">};</text:span></text:p>
            <text:p text:style-name="P13"><text:span text:style-name="T23"><text:line-break/></text:span><text:span text:style-name="T22">class</text:span><text:span text:style-name="T23"> Circle: </text:span></text:p>
            <text:p text:style-name="P13"><text:span text:style-name="T23"><text:s text:c="2"/></text:span><text:span text:style-name="T22">public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z; </text:span><text:span text:style-name="T23"><text:line-break/></text:span><text:span text:style-name="T23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3">Shape</text:span><text:span text:style-name="T17"> s; </text:span><text:span text:style-name="T17"><text:line-break/></text:span><text:span text:style-name="T23">Circle</text:span><text:span text:style-name="T17"> c; </text:span><text:span text:style-name="T17"><text:line-break/></text:span><text:span text:style-name="T17"><text:line-break/></text:span><text:span text:style-name="T17"/></text:p>
            <text:p text:style-name="P14"><text:span text:style-name="T17"><text:line-break/></text:span><text:span text:style-name="T17"/></text:p>
            <text:p text:style-name="P13"><text:span text:style-name="T16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3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3">Shap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</text:span><text:span text:style-name="T4">i</text:span><text:span text:style-name="T4">n</text:span><text:span text:style-name="T4">ti</text:span><text:span text:style-name="T4">n</text:span><text:span text:style-name="T4">g </text:span><text:span text:style-name="T4">t</text:span><text:span text:style-name="T4">o </text:span><text:span text:style-name="T4">a</text:span><text:span text:style-name="T4">n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e</text:span><text:span text:style-name="T4">d </text:span><text:span text:style-name="T4">C</text:span><text:span text:style-name="T4">l</text:span><text:span text:style-name="T4">a</text:span><text:span text:style-name="T4">s</text:span><text:span text:style-name="T4">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4">p points to the hidden </text:span></text:p>
            <text:p text:style-name="P14"><text:span text:style-name="T34">“</text:span><text:span text:style-name="T34">Shape” field inside c.</text:span><text:span text:style-name="T10"><text:line-break/></text:span><text:span text:style-name="T35">When using </text:span><text:span text:style-name="T36">*p</text:span><text:span text:style-name="T37">, we treat c</text:span><text:span text:style-name="T36"> </text:span><text:span text:style-name="T37">as though it was a Shape object.</text:span></text:p>
            <text:p text:style-name="P13"><text:span text:style-name="T38">The compiler cannot know if </text:span><text:span text:style-name="T39">*p </text:span><text:span text:style-name="T38">is from a derived 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3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3">_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3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list text:style-name="L4">
              <text:list-item>
                <text:p text:style-name="P13"><text:span text:style-name="T40">Based on the type of the </text:span><text:span text:style-name="T41">variable.</text:span></text:p>
              </text:list-item>
              <text:list-item>
                <text:p text:style-name="P17"><text:span text:style-name="T40">Determined at </text:span><text:span text:style-name="T41">compile</text:span><text:span text:style-name="T40">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list text:continue-numbering="true" text:style-name="L4">
              <text:list-item>
                <text:p text:style-name="P13"><text:span text:style-name="T40">Based on the type of the </text:span><text:span text:style-name="T41">object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40">Determined at </text:span><text:span text:style-name="T41">run</text:span><text:span text:style-name="T40">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2">The </text:span><text:span text:style-name="T22">virtual</text:span><text:span text:style-name="T23"> </text:span><text:span text:style-name="T42">keyword states that the method can be overridden in a dynamic manner.</text:span></text:p>
            <text:p text:style-name="P13"><text:span text:style-name="T43">class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 </text:span><text:span text:style-name="T43">virtual void</text:span><text:span text:style-name="T44"> draw() </text:span><text:span text:style-name="T43">const</text:span><text:span text:style-name="T44"><text:line-break/></text:span><text:span text:style-name="T44"> <text:s text:c="3"/>{cout&lt;&lt;</text:span><text:span text:style-name="T45">'h'</text:span><text:span text:style-name="T44">;}</text:span><text:span text:style-name="T44"><text:line-break/></text:span><text:span text:style-name="T43"> 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3">class</text:span><text:span text:style-name="T44"> Squar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irtual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q'</text:span><text:span text:style-name="T44">;}</text:span></text:p>
            <text:p text:style-name="P13"><text:span text:style-name="T43"><text:s/></text:span><text:span text:style-name="T43">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4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3">cl</text:span><text:span text:style-name="T43">as</text:span><text:span text:style-name="T43">s</text:span><text:span text:style-name="T44"> </text:span><text:span text:style-name="T44">Ci</text:span><text:span text:style-name="T44">rc</text:span><text:span text:style-name="T44">le</text:span><text:span text:style-name="T44">: </text:span><text:span text:style-name="T43">pu</text:span><text:span text:style-name="T43">bl</text:span><text:span text:style-name="T43">ic</text:span><text:span text:style-name="T44"> </text:span><text:span text:style-name="T44">Sh</text:span><text:span text:style-name="T44">ap</text:span><text:span text:style-name="T44">e </text:span><text:span text:style-name="T44"><text:line-break/></text:span><text:span text:style-name="T44">{ </text:span><text:span text:style-name="T44"><text:line-break/></text:span><text:span text:style-name="T43">pu</text:span><text:span text:style-name="T43">bl</text:span><text:span text:style-name="T43">ic</text:span><text:span text:style-name="T44">: </text:span><text:span text:style-name="T44"><text:line-break/></text:span><text:span text:style-name="T43"> </text:span><text:span text:style-name="T43">vo</text:span><text:span text:style-name="T43">id</text:span><text:span text:style-name="T44"> </text:span><text:span text:style-name="T44">dr</text:span><text:span text:style-name="T44">aw</text:span><text:span text:style-name="T44">() </text:span><text:span text:style-name="T43">co</text:span><text:span text:style-name="T43">ns</text:span><text:span text:style-name="T43">t</text:span><text:span text:style-name="T44"> </text:span><text:span text:style-name="T44"><text:line-break/></text:span><text:span text:style-name="T44"> <text:s text:c="2"/></text:span><text:span text:style-name="T44"><text:s/></text:span><text:span text:style-name="T44">{c</text:span><text:span text:style-name="T44">ou</text:span><text:span text:style-name="T44">t&lt;</text:span><text:span text:style-name="T44">&lt;</text:span><text:span text:style-name="T45">'</text:span><text:span text:style-name="T45">c'</text:span><text:span text:style-name="T44">;}</text:span><text:span text:style-name="T44"><text:line-break/></text:span><text:span text:style-name="T43"> </text:span><text:span text:style-name="T43">do</text:span><text:span text:style-name="T43">ub</text:span><text:span text:style-name="T43">le</text:span><text:span text:style-name="T44"> </text:span><text:span text:style-name="T44">ar</text:span><text:span text:style-name="T44">ea</text:span><text:span text:style-name="T44">() </text:span><text:span text:style-name="T43">co</text:span><text:span text:style-name="T43">ns</text:span><text:span text:style-name="T43">t</text:span><text:span text:style-name="T44">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4"><text:span text:style-name="T10">Shape* s=</text:span><text:span text:style-name="T15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46">virtual</text:span><text:span text:style-name="T47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dynamic in </text:span><text:span text:style-name="T48">all </text:span><text:span text:style-name="T27">subclasses of </text:span><text:span text:style-name="T26">Base.</text:span></text:p>
            <text:list text:style-name="L5">
              <text:list-item>
                <text:list>
                  <text:list-item>
                    <text:p text:style-name="P16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6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&amp;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4.477cm" svg:x="13.97cm" svg:y="2.328cm">
          <text:p text:style-name="P19"><text:span text:style-name="T50">int</text:span><text:span text:style-name="T51"> main() </text:span><text:span text:style-name="T51"><text:line-break/></text:span><text:span text:style-name="T51">{ </text:span></text:p>
          <text:p text:style-name="P19"><text:span text:style-name="T51"><text:s text:c="3"/></text:span><text:span text:style-name="T51">Derived d; </text:span></text:p>
          <text:p text:style-name="P19"><text:span text:style-name="T51"/></text:p>
          <text:p text:style-name="P19"><text:span text:style-name="T51"><text:s text:c="3"/></text:span><text:span text:style-name="T51">Base b = d; <text:s/></text:span><text:span text:style-name="T51"><text:line-break/></text:span><text:span text:style-name="T51">   b.f(); </text:span><text:span text:style-name="T52">//B</text:span><text:span text:style-name="T51"><text:line-break/></text:span><text:span text:style-name="T51">   </text:span></text:p>
          <text:p text:style-name="P19"><text:span text:style-name="T51"><text:s text:c="3"/></text:span><text:span text:style-name="T51">Base&amp; bref= d; </text:span><text:span text:style-name="T51"><text:line-break/></text:span><text:span text:style-name="T51">   bref.f(); </text:span><text:span text:style-name="T52">//D</text:span></text:p>
          <text:p text:style-name="P19"><text:span text:style-name="T52"/></text:p>
          <text:p text:style-name="P19"><text:span text:style-name="T53"><text:s text:c="3"/></text:span><text:span text:style-name="T53">Base b1;</text:span><text:span text:style-name="T52"><text:line-break/></text:span><text:span text:style-name="T51"> <text:s text:c="2"/>// Derived d1 = b1;</text:span></text:p>
          <text:p text:style-name="P19"><text:span text:style-name="T51"><text:s text:c="3"/></text:span><text:span text:style-name="T51">// won’t compile</text:span></text:p>
          <text:p text:style-name="P19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</text:span><text:span text:style-name="T4">s</text:span><text:span text:style-name="T4">e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t</text:span><text:span text:style-name="T4">h</text:span><text:span text:style-name="T4">a</text:span><text:span text:style-name="T4">t </text:span><text:span text:style-name="T4">c</text:span><text:span text:style-name="T4">a</text:span><text:span text:style-name="T4">ll</text:span><text:span text:style-name="T4">s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) { 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18">d.g() </text:span></text:p>
            <text:p text:style-name="P13"><text:span text:style-name="T18">}</text:span></text:p>
            <text:p text:style-name="P13"><text:span text:style-name="T19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</text:span><text:span text:style-name="T4">s</text:span><text:span text:style-name="T4">e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t</text:span><text:span text:style-name="T4">h</text:span><text:span text:style-name="T4">a</text:span><text:span text:style-name="T4">t </text:span><text:span text:style-name="T4">c</text:span><text:span text:style-name="T4">a</text:span><text:span text:style-name="T4">ll</text:span><text:span text:style-name="T4">s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</text:span><text:span text:style-name="T56">Base* this</text:span><text:span text:style-name="T18">) {</text:span><text:span text:style-name="T56">this-&gt;</text:span><text:span text:style-name="T18">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56">Base::</text:span><text:span text:style-name="T18">g(</text:span><text:span text:style-name="T56">&amp;d</text:span><text:span text:style-name="T18">) </text:span></text:p>
            <text:p text:style-name="P13"><text:span text:style-name="T18">}</text:span></text:p>
            <text:p text:style-name="P13"><text:span text:style-name="T19">...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</text:span><text:span text:style-name="T4">ll</text:span><text:span text:style-name="T4">i</text:span><text:span text:style-name="T4">n</text:span><text:span text:style-name="T4">g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f</text:span><text:span text:style-name="T4">r</text:span><text:span text:style-name="T4">o</text:span><text:span text:style-name="T4">m</text:span><text:span text:style-name="T4"> </text:span><text:span text:style-name="T4">a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Base() { f(); }</text:span></text:p>
            <text:p text:style-name="P13"><text:span text:style-name="T18"><text:s text:c="2"/></text:span><text:span text:style-name="T57">virtual void </text:span><text:span text:style-name="T18">f()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Base() is called, Derived is not constructed yet! <text:s text:c="3"/></text:span><text:span text:style-name="T60"><text:a xlink:href="https://stackoverflow.com/q/962132/827927" xlink:type="simple">https://stackoverflow.com/q/962132/827927</text:a></text:span><text:span text:style-name="T60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</text:span><text:span text:style-name="T4">ll</text:span><text:span text:style-name="T4">i</text:span><text:span text:style-name="T4">n</text:span><text:span text:style-name="T4">g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f</text:span><text:span text:style-name="T4">r</text:span><text:span text:style-name="T4">o</text:span><text:span text:style-name="T4">m</text:span><text:span text:style-name="T4"> </text:span><text:span text:style-name="T4">a </text:span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~Base() { f(); }</text:span></text:p>
            <text:p text:style-name="P13"><text:span text:style-name="T18"><text:s text:c="2"/></text:span><text:span text:style-name="T57">virtual void </text:span><text:span text:style-name="T18">f() 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 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~Base() is called, Derived is already destructed! <text:s text:c="3"/></text:span><text:span text:style-name="T60"><text:a xlink:href="https://stackoverflow.com/q/962132/827927" xlink:type="simple">https://stackoverflow.com/q/962132/827927</text:a></text:span></text:p>
            <text:p text:style-name="P13"><text:span text:style-name="T18"/></text:p>
            <text:p text:style-name="P13"><text:span text:style-name="T6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</text:span><text:span text:style-name="T4">l</text:span><text:span text:style-name="T4">y</text:span><text:span text:style-name="T4">m</text:span><text:span text:style-name="T4">o</text:span><text:span text:style-name="T4">r</text:span><text:span text:style-name="T4">p</text:span><text:span text:style-name="T4">h</text:span><text:span text:style-name="T4">i</text:span><text:span text:style-name="T4">s</text:span><text:span text:style-name="T4">m</text:span><text:span text:style-name="T4"> </text:span><text:span text:style-name="T4">r</text:span><text:span text:style-name="T4">u</text:span><text:span text:style-name="T4">l</text:span><text:span text:style-name="T4">e</text:span><text:span text:style-name="T4">s</text:span><text:span text:style-name="T4">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5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6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6"><text:span text:style-name="T6"><text:s/></text:span><text:span text:style-name="T6">The method must be virtual in the base.</text:span></text:p>
                  </text:list-item>
                  <text:list-item>
                    <text:p text:style-name="P26"><text:span text:style-name="T6"><text:s/></text:span><text:span text:style-name="T6">We are not in ctor / dtor</text:span></text:p>
                  </text:list-item>
                  <text:list-item>
                    <text:p text:style-name="P26"><text:span text:style-name="T6"><text:s/></text:span><text:span text:style-name="T6">The derived class must override the base method with exactly the same signature </text:span><text:span text:style-name="T6"><text:line-break/></text:span><text:span text:style-name="T42">(C++11 put </text:span><text:span text:style-name="T62">override</text:span><text:span text:style-name="T42"> between () and { } to check that the 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 </text:span><text:span text:style-name="T4">o</text:span><text:span text:style-name="T4">f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olution:</text:span></text:p>
            <text:list text:style-name="L5">
              <text:list-item>
                <text:list>
                  <text:list-item>
                    <text:p text:style-name="P16"><text:span text:style-name="T40">Each object has a </text:span><text:span text:style-name="T63">single </text:span><text:span text:style-name="T40">pointer to an array of function pointers.</text:span></text:p>
                  </text:list-item>
                  <text:list-item>
                    <text:p text:style-name="P16"><text:span text:style-name="T40">This array contains pointers to the appropriate 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40">For each class, we store one table.</text:span></text:p>
                  </text:list-item>
                  <text:list-item>
                    <text:p text:style-name="P16"><text:span text:style-name="T40">Each object contains one field that points to 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8" draw:layer="layout" svg:width="8.779cm" svg:height="17.191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 <text:s/></text:span><text:span text:style-name="T64"><text:s/>void</text:span><text:span text:style-name="T65"> f1(); </text:span></text:p>
          <text:p text:style-name="P19"><text:span text:style-name="T65"><text:s text:c="3"/></text:span><text:span text:style-name="T64">virtual void</text:span><text:span text:style-name="T65"> f3();</text:span></text:p>
          <text:p text:style-name="P19"><text:span text:style-name="T65"><text:s text:c="3"/>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/text:p>
          <text:p text:style-name="P19"><text:span text:style-name="T65"><text:line-break/></text:span><text:span text:style-name="T65">A* a1= new A;</text:span></text:p>
          <text:p text:style-name="P19"><text:span text:style-name="T65">A* a2= new A;</text:span><text:span text:style-name="T65"><text:line-break/></text:span><text:span text:style-name="T65">A* a3= new B;</text:span></text:p>
          <text:p text:style-name="P19"><text:span text:style-name="T65">a1→f1();</text:span></text:p>
          <text:p text:style-name="P19"><text:span text:style-name="T65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8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8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8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89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3();    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>A* a1= new A;</text:span></text:p>
          <text:p text:style-name="P19"><text:span text:style-name="T65">A* a2= new A; </text:span><text:span text:style-name="T65"><text:line-break/></text:span><text:span text:style-name="T65">A* a3= new B; <text:s/></text:span></text:p>
          <text:p text:style-name="P19"><text:span text:style-name="T65">a3→f3(); // comp.err.</text:span></text:p>
          <text:p text:style-name="P19"><text:span text:style-name="T65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1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1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1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1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1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1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2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text:span text:style-name="T4">s </text:span><text:span text:style-name="T4">- </text:span><text:span text:style-name="T4">d</text:span><text:span text:style-name="T4">e</text:span><text:span text:style-name="T4">m</text:span><text:span text:style-name="T4">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4" draw:layer="layout" svg:width="9.468cm" svg:height="15.874cm" svg:x="14.986cm" svg:y="4.262cm">
          <text:p text:style-name="P33"><text:span text:style-name="T70">class Base { <text:s/>public: <text:s/>int x, y;</text:span></text:p>
          <text:p text:style-name="P33"><text:span text:style-name="T70"><text:s text:c="4"/></text:span><text:span text:style-name="T70">int f() { return 111; }</text:span></text:p>
          <text:p text:style-name="P33"><text:span text:style-name="T70"><text:s text:c="4"/></text:span><text:span text:style-name="T70">virtual int g() { return 222; }</text:span></text:p>
          <text:p text:style-name="P33"><text:span text:style-name="T70"><text:s text:c="4"/></text:span><text:span text:style-name="T70">virtual int h() { return 333;}</text:span></text:p>
          <text:p text:style-name="P33"><text:span text:style-name="T70">};</text:span></text:p>
          <text:p text:style-name="P33"><text:span text:style-name="T70">class Derived: public Base {</text:span></text:p>
          <text:p text:style-name="P33"><text:span text:style-name="T70"><text:s text:c="4"/></text:span><text:span text:style-name="T70">int g() { return 444; }</text:span></text:p>
          <text:p text:style-name="P33"><text:span text:style-name="T70">};</text:span></text:p>
          <text:p text:style-name="P33"><text:span text:style-name="T70">int main() {</text:span></text:p>
          <text:p text:style-name="P33"><text:span text:style-name="T70"><text:s text:c="4"/></text:span><text:span text:style-name="T70">Base* p = new Derived;</text:span></text:p>
          <text:p text:style-name="P33"><text:span text:style-name="T70"><text:s text:c="4"/></text:span><text:span text:style-name="T70">p-&gt;f();</text:span></text:p>
          <text:p text:style-name="P33"><text:span text:style-name="T70"><text:s text:c="4"/></text:span><text:span text:style-name="T70">p-&gt;g();</text:span></text:p>
          <text:p text:style-name="P33"><text:span text:style-name="T70"><text:s text:c="4"/></text:span><text:span text:style-name="T70">p-&gt;h();</text:span></text:p>
          <text:p text:style-name="P33"><text:span text:style-name="T70"><text:s text:c="4"/></text:span><text:span text:style-name="T70">delete p;</text:span></text:p>
          <text:p text:style-name="P33"><text:span text:style-name="T70"><text:s text:c="4"/></text:span><text:span text:style-name="T70">return 0;</text:span></text:p>
          <text:p text:style-name="P33"><text:span text:style-name="T70">}</text:span></text:p>
          <text:p text:style-name="P33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29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text:span text:style-name="T4">s </text:span><text:span text:style-name="T4">i</text:span><text:span text:style-name="T4">n </text:span><text:span text:style-name="T4">c</text:span><text:span text:style-name="T4">t</text:span><text:span text:style-name="T4">o</text:span><text:span text:style-name="T4">r</text:span><text:span text:style-name="T4">/</text:span><text:span text:style-name="T4">d</text:span><text:span text:style-name="T4">t</text:span><text:span text:style-name="T4">o</text:span><text:span text:style-name="T4">r </text:span><text:span text:style-name="T4">- </text:span><text:span text:style-name="T4">e</text:span><text:span text:style-name="T4">x</text:span><text:span text:style-name="T4">p</text:span><text:span text:style-name="T4">l</text:span><text:span text:style-name="T4">a</text:span><text:span text:style-name="T4">i</text:span><text:span text:style-name="T4">n</text:span><text:span text:style-name="T4">e</text:span><text:span text:style-name="T4">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6" draw:layer="layout" svg:width="23.706cm" svg:height="15.874cm" svg:x="0.748cm" svg:y="4.262cm">
          <text:list text:style-name="L7">
            <text:list-item>
              <text:list>
                <text:list-item>
                  <text:p text:style-name="P33"><text:span text:style-name="T71">In the code of Base::</text:span><text:span text:style-name="T6">Base, the vptr is set to Base::vtable, so the calls are to the Base functions.</text:span></text:p>
                </text:list-item>
                <text:list-item>
                  <text:p text:style-name="P33"><text:span text:style-name="T6">Only </text:span><text:span text:style-name="T28">after </text:span><text:span text:style-name="T6">Base::Base is finished, Derived::Derived is called and sets the vptr to Derived::vtable.</text:span></text:p>
                </text:list-item>
                <text:list-item>
                  <text:p text:style-name="P33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0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– </text:span><text:span text:style-name="T4">c</text:span><text:span text:style-name="T4">o</text:span><text:span text:style-name="T4">s</text:span><text:span text:style-name="T4">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6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3"><text:span text:style-name="T12">Time</text:span><text:span text:style-name="T6">: Calling a virtual method is more 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6">Two pointers are “chased” to get to the address of the function</text:span></text:p>
                      </text:list-item>
                      <text:list-item>
                        <text:p text:style-name="P33"><text:span text:style-name="T6">No inlining</text:span></text:p>
                      </text:list-item>
                    </text:list>
                  </text:list-item>
                  <text:list-item>
                    <text:p text:style-name="P37"><text:span text:style-name="T12">Memory</text:span><text:span text:style-name="T6">: objects with virtual methods have an additional fields (about 8 bytes).</text:span></text:p>
                  </text:list-item>
                  <text:list-item>
                    <text:p text:style-name="P37"><text:span text:style-name="T12">Conclusion</text:span><text:span text:style-name="T6">: 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1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text:span text:style-name="T4">s </text:span><text:span text:style-name="T4">&amp;</text:span><text:span text:style-name="T4">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72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text:span text:style-name="T4">s </text:span><text:span text:style-name="T4">&amp;</text:span><text:span text:style-name="T4">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3">class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Base(); </text:span><text:span text:style-name="T74"><text:line-break/></text:span><text:span text:style-name="T74">}; </text:span><text:span text:style-name="T74"><text:line-break/></text:span><text:span text:style-name="T73">class</text:span><text:span text:style-name="T74"> Derived : </text:span><text:span text:style-name="T73">public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Derived(); </text:span><text:span text:style-name="T74"><text:line-break/></text:span><text:span text:style-name="T74">}; </text:span><text:span text:style-name="T74"><text:line-break/></text:span><text:span text:style-name="T74">Base *p = </text:span><text:span text:style-name="T73">new</text:span><text:span text:style-name="T74"> Derived; </text:span><text:span text:style-name="T74"><text:line-break/></text:span><text:span text:style-name="T73">delete</text:span><text:span text:style-name="T74"> p; </text:span><text:span text:style-name="T74"><text:line-break/></text:span><text:span text:style-name="T75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hence the wrong destructor is called</text:span></text:p>
              </text:list-item>
              <text:list-item>
                <text:p text:style-name="P38"><text:span text:style-name="T6">To fix that, we need to declare virtual 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text:span text:style-name="T4">s </text:span><text:span text:style-name="T4">&amp;</text:span><text:span text:style-name="T4">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</text:span><text:span text:style-name="T22">virtual </text:span><text:span text:style-name="T23">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42">Which destructor is called? </text:span><text:span text:style-name="T76">Derived</text:span><text:span text:style-name="T77">::~</text:span><text:span text:style-name="T76">Derived</text:span><text:span text:style-name="T77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25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</text:span><text:span text:style-name="T1">u</text:span><text:span text:style-name="T1">r</text:span><text:span text:style-name="T1">e</text:span><text:span text:style-name="T1">-</text:span><text:span text:style-name="T1">v</text:span><text:span text:style-name="T1">ir</text:span><text:span text:style-name="T1">t</text:span><text:span text:style-name="T1">u</text:span><text:span text:style-name="T1">a</text:span><text:span text:style-name="T1">l </text:span><text:span text:style-name="T1">(</text:span><text:span text:style-name="T1">a</text:span><text:span text:style-name="T1">b</text:span><text:span text:style-name="T1">s</text:span><text:span text:style-name="T1">t</text:span><text:span text:style-name="T1">r</text:span><text:span text:style-name="T1">a</text:span><text:span text:style-name="T1">c</text:span><text:span text:style-name="T1">t</text:span><text:span text:style-name="T1">) </text:span><text:span text:style-name="T1"><text:line-break/>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 </text:span><text:span text:style-name="T1">&amp;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/text:p>
          </draw:text-box>
        </draw:frame>
        <draw:frame draw:name="כותרת משנה 3" presentation:style-name="pr26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7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</text:span><text:span text:style-name="T4">b</text:span><text:span text:style-name="T4">s</text:span><text:span text:style-name="T4">t</text:span><text:span text:style-name="T4">r</text:span><text:span text:style-name="T4">a</text:span><text:span text:style-name="T4">c</text:span><text:span text:style-name="T4">t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Revisiting our example, we write:</text:span></text:p>
            <text:p text:style-name="P13"><text:span text:style-name="T42"/></text:p>
            <text:p text:style-name="P14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irtual</text:span><text:span text:style-name="T23"> ~Shape(); </text:span><text:span text:style-name="T78"><text:line-break/></text:span><text:span text:style-name="T78"> <text:s text:c="2"/></text:span><text:span text:style-name="T22">virtual</text:span><text:span text:style-name="T23"> </text:span><text:span text:style-name="T22">void</text:span><text:span text:style-name="T23"> draw() </text:span><text:span text:style-name="T22">const</text:span><text:span text:style-name="T23">; </text:span><text:span text:style-name="T78"><text:line-break/></text:span><text:span text:style-name="T78"> <text:s text:c="2"/></text:span><text:span text:style-name="T22">virtual</text:span><text:span text:style-name="T23"> </text:span><text:span text:style-name="T22">double</text:span><text:span text:style-name="T23"> area()</text:span><text:span text:style-name="T22"> const</text:span><text:span text:style-name="T23">; </text:span><text:span text:style-name="T78"><text:s/></text:span><text:span text:style-name="T78"><text:line-break/></text:span><text:span text:style-name="T23">}; </text:span><text:span text:style-name="T23"><text:line-break/></text:span><text:span text:style-name="T23"/></text:p>
            <text:p text:style-name="P14"><text:span text:style-name="T42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 </text:span><text:span text:style-name="T4">&amp;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1"><text:span text:style-name="T79">In this example, we never want to deal 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79">Shape serves the role of an interface</text:span></text:p>
                  </text:list-item>
                </text:list>
              </text:list-item>
              <text:list-item>
                <text:p text:style-name="P41"><text:span text:style-name="T79">All shapes need to be specific shapes <text:s/>instances of derived classes of Shape.</text:span></text:p>
              </text:list-item>
              <text:list-item>
                <text:p text:style-name="P41"><text:span text:style-name="T79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78">// pure virtuals: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setName() = </text:span><text:span text:style-name="T80">0</text:span><text:span text:style-name="T23">; </text:span></text:p>
            <text:p text:style-name="P14"><text:span text:style-name="T23"><text:s text:c="3"/></text:span><text:span text:style-name="T23"><text:tab/></text:span><text:span text:style-name="T78">// dtor must have a body</text:span><text:span text:style-name="T78"><text:line-break/></text:span><text:span text:style-name="T78"> <text:s text:c="4"/>// (- it is called by derived dtor):</text:span><text:span text:style-name="T78"><text:line-break/></text:span><text:span text:style-name="T23"> <text:s text:c="2"/></text:span><text:span text:style-name="T23"><text:tab/></text:span><text:span text:style-name="T22">virtual</text:span><text:span text:style-name="T23"> ~Shape() {}</text:span></text:p>
            <text:p text:style-name="P14"><text:span text:style-name="T23"><text:s/></text:span><text:span text:style-name="T23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<text:tab/></text:span><text:span text:style-name="T78">// pure virtuals</text:span><text:span text:style-name="T23"> <text:s text:c="2"/></text:span></text:p>
            <text:p text:style-name="P14"><text:span text:style-name="T22"><text:s text:c="5"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  <text:p text:style-name="P14"><text:span text:style-name="T2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</text:span><text:span text:style-name="T82">must be implemented in derived class, but it can be implemented in base also, destructor will be called here so we must define it!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 <text:s text:c="3"/></text:span><text:span text:style-name="T23"><text:tab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:</text:span></text:p>
            <text:p text:style-name="P13"><text:span text:style-name="T6"/></text:p>
            <text:p text:style-name="P14"><text:span text:style-name="T10">Shape* p; </text:span><text:span text:style-name="T83">// legal </text:span><text:span text:style-name="T83"><text:line-break/></text:span><text:span text:style-name="T10">Shape s; </text:span><text:span text:style-name="T84">// illegal</text:span><text:span text:style-name="T83"> </text:span></text:p>
            <text:p text:style-name="P14"><text:span text:style-name="T10">p = </text:span><text:span text:style-name="T15">new</text:span><text:span text:style-name="T10"> Shape; </text:span><text:span text:style-name="T84">// illegal</text:span><text:span text:style-name="T83"> </text:span><text:span text:style-name="T83"><text:line-break/></text:span><text:span text:style-name="T10">Circle c; </text:span><text:span text:style-name="T83">// legal </text:span><text:span text:style-name="T83"><text:line-break/></text:span><text:span text:style-name="T10">p = &amp;c; </text:span><text:span text:style-name="T83">// legal </text:span></text:p>
            <text:p text:style-name="P14"><text:span text:style-name="T10">p = new Circle; </text:span><text:span text:style-name="T83">// legal </text:span><text:span text:style-name="T83"><text:line-break/></text:span><text:span text:style-name="T8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s</text:span></text:p>
          </draw:text-box>
        </draw:frame>
        <draw:frame draw:name="מציין מיקום של מספר שקופית 2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4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1"><text:span text:style-name="T85"><text:s/></text:span><text:span text:style-name="T85">To create an equivalent to java interface – declare a base class with all methods pure virtual and no fields.</text:span></text:p>
              </text:list-item>
            </text:list>
            <text:p text:style-name="P13"><text:span text:style-name="T85"/></text:p>
            <text:list text:continue-numbering="true" text:style-name="L11">
              <text:list-item>
                <text:p text:style-name="P13"><text:span text:style-name="T85"><text:s/></text:span><text:span text:style-name="T85">Inheritance can be used to hide implementation. But, you will need a factory and a pimpl pattern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 </text:span><text:span text:style-name="T4">- </text:span><text:span text:style-name="T4">T</text:span><text:span text:style-name="T4">i</text:span><text:span text:style-name="T4">p</text:span><text:span text:style-name="T4">s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46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5"><text:span text:style-name="T12">If you have virtual methods in a class, always declare its destructor virtual</text:span></text:p>
              </text:list-item>
              <text:list-item>
                <text:p text:style-name="P45"><text:span text:style-name="T12">Never call virtual methods during construction and destruction</text:span></text:p>
              </text:list-item>
              <text:list-item>
                <text:p text:style-name="P45"><text:span text:style-name="T12">Use pure virtual classes without any fields to define interfaces</text:span></text:p>
                <text:p text:style-name="P45"><text:span text:style-name="T12"/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Rectangle 7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8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4" presentation:class="page"/>
          <draw:frame draw:name="Rectangle 3" presentation:style-name="pr29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rivate Pure Virtual 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Legal and often used, </text:span><text:span text:style-name="T42">derived objects must </text:span><text:span text:style-name="T42">implement but cannot </text:span><text:span text:style-name="T42">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</text:span><text:span text:style-name="T8">drawImpl()= </text:span><text:span text:style-name="T87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</text:span><text:span text:style-name="T8">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 </text:span><text:span text:style-name="T4">p</text:span><text:span text:style-name="T4">i</text:span><text:span text:style-name="T4">m</text:span><text:span text:style-name="T4">p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88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7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88">In main.cpp:</text:span><text:span text:style-name="T88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88">In List.cpp file:</text:span></text:p>
          <text:p text:style-name="P14"><text:span text:style-name="T64">class</text:span><text:span text:style-name="T65"> ListImpl: </text:span><text:span text:style-name="T64">public </text:span><text:span text:style-name="T65">List </text:span><text:span text:style-name="T51">{</text:span></text:p>
          <text:p text:style-name="P14"><text:span text:style-name="T51"><text:s text:c="3"/></text:span><text:span text:style-name="T50">int*</text:span><text:span text:style-name="T51"> theInts;</text:span></text:p>
          <text:p text:style-name="P14"><text:span text:style-name="T51"><text:s text:c="3"/></text:span><text:span text:style-name="T50">int</text:span><text:span text:style-name="T51"> numInts;</text:span><text:span text:style-name="T51"><text:line-break/></text:span><text:span text:style-name="T50">public</text:span><text:span text:style-name="T51">:</text:span></text:p>
          <text:p text:style-name="P14"><text:span text:style-name="T51"><text:s text:c="3"/></text:span><text:span text:style-name="T51">ListImpl(): theInts </text:span><text:span text:style-name="T51"><text:line-break/></text:span><text:span text:style-name="T51"> <text:s text:c="4"/>(new int[…]) {...}</text:span><text:span text:style-name="T51"><text:line-break/></text:span><text:span text:style-name="T51"> <text:s text:c="2"/></text:span><text:span text:style-name="T50">void</text:span><text:span text:style-name="T51"> Add() { … }</text:span><text:span text:style-name="T51"><text:line-break/></text:span><text:span text:style-name="T51">}; </text:span></text:p>
          <text:p text:style-name="P14"><text:span text:style-name="T51">List* List::make() { </text:span><text:span text:style-name="T51"><text:line-break/></text:span><text:span text:style-name="T51">   </text:span><text:span text:style-name="T50">return</text:span><text:span text:style-name="T51"> </text:span><text:span text:style-name="T50">new</text:span><text:span text:style-name="T51"> ListImpl; </text:span><text:span text:style-name="T51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6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office:forms form:automatic-focus="false" form:apply-design-mode="false"/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</text:span><text:span text:style-name="MT7">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58</meta:editing-cycles>
    <meta:print-date>1999-11-04T13:06:28</meta:print-date>
    <meta:creation-date>1999-10-10T10:49:40</meta:creation-date>
    <dc:date>2019-04-02T21:24:37.195600939</dc:date>
    <meta:editing-duration>P28DT7H6M57S</meta:editing-duration>
    <meta:generator>LibreOffice/6.1.5.2$Linux_X86_64 LibreOffice_project/10$Build-2</meta:generator>
    <meta:document-statistic meta:object-count="46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